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re Baskerville" svg:font-family="'Libre Baskerville'" style:font-pitch="variable"/>
    <style:font-face style:name="Libre Baskerville1" svg:font-family="'Libre Baskerville'" style:font-adornments="Negrita" style:font-pitch="variable"/>
    <style:font-face style:name="Libre Baskerville2" svg:font-family="'Libre Baskerville'"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0pt" officeooo:rsid="000864d7" officeooo:paragraph-rsid="000864d7"/>
    </style:style>
    <style:style style:name="P2" style:family="paragraph" style:parent-style-name="Text_20_body">
      <style:text-properties fo:font-size="10pt" officeooo:rsid="000864d7" officeooo:paragraph-rsid="000bab07"/>
    </style:style>
    <style:style style:name="P3" style:family="paragraph" style:parent-style-name="Text_20_body">
      <style:text-properties fo:font-size="10pt" officeooo:rsid="000864d7" officeooo:paragraph-rsid="000bbdee"/>
    </style:style>
    <style:style style:name="P4" style:family="paragraph" style:parent-style-name="Text_20_body">
      <style:text-properties fo:font-size="10pt" officeooo:rsid="000a0060" officeooo:paragraph-rsid="000a0060"/>
    </style:style>
    <style:style style:name="P5" style:family="paragraph" style:parent-style-name="Text_20_body">
      <style:text-properties fo:font-size="10pt" officeooo:rsid="000bab07" officeooo:paragraph-rsid="000bab07"/>
    </style:style>
    <style:style style:name="P6" style:family="paragraph" style:parent-style-name="Heading_20_3">
      <style:text-properties officeooo:rsid="00066741" officeooo:paragraph-rsid="00066741"/>
    </style:style>
    <style:style style:name="P7" style:family="paragraph" style:parent-style-name="Heading_20_1">
      <style:text-properties officeooo:rsid="000a0060" officeooo:paragraph-rsid="000a0060"/>
    </style:style>
    <style:style style:name="T1" style:family="text">
      <style:text-properties officeooo:rsid="000864d7"/>
    </style:style>
    <style:style style:name="T2" style:family="text">
      <style:text-properties officeooo:rsid="0008a73c"/>
    </style:style>
    <style:style style:name="T3" style:family="text">
      <style:text-properties officeooo:rsid="000a0060"/>
    </style:style>
    <style:style style:name="T4" style:family="text">
      <style:text-properties fo:font-style="italic" style:font-style-asian="italic" style:font-style-complex="italic"/>
    </style:style>
    <style:style style:name="T5" style:family="text">
      <style:text-properties officeooo:rsid="000bab07"/>
    </style:style>
    <style:style style:name="T6" style:family="text">
      <style:text-properties officeooo:rsid="000cd97a"/>
    </style:style>
    <style:style style:name="T7" style:family="text">
      <style:text-properties officeooo:rsid="000dd2a6"/>
    </style:style>
    <style:style style:name="T8" style:family="text">
      <style:text-properties officeooo:rsid="000fbb2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serveis_territorials"/>
        <text:user-field-decl office:value-type="string" office:string-value="" text:name="centre_educatiu"/>
      </text:user-field-decls>
      <text:h text:style-name="P6" text:outline-level="3"><text:span text:style-name="T1">Reclamació</text:span> adreçada a la Inspecció Educativa dels Serveis Territorials del Departament d’Educació a ....................................................................................................................</text:h>
      <text:p text:style-name="P1">Centre educatiu afectat: ...........................................................................................</text:p>
      <text:h text:style-name="P7" text:outline-level="1">Exposo</text:h>
      <text:p text:style-name="P1">Sóc .................................................................... de l’alumne .............................................................................. del curs .............................. .</text:p>
      <text:p text:style-name="P3">L’equip directiu <text:span text:style-name="T3">ens </text:span>exigeix a les famílies el pagament d’una quota o taxa <text:s/>de .................. €.</text:p>
      <text:p text:style-name="P3">Aquesta <text:span text:style-name="T2">és opaca i</text:span> inclou conceptes tots voluntaris però el cobrament és indivisible <text:span text:style-name="T2">en forma de tarifa plana</text:span>: no puc escollir què vull abonar, <text:span text:style-name="T2">fet que converteix tots els conceptes en obligatoris degut a que per pagar-ne, l’equip directiu ens cobra tots.</text:span></text:p>
      <text:p text:style-name="P4">Segons els articles 5 i 50 de la<text:span text:style-name="T4"> Llei 12/2009 de 10 de juliol, d’educació</text:span>, aquests ensenyaments són gratuïts i qualsevol aportació per part de les famílies ha de ser voluntària. <text:span text:style-name="T8">No es pot vincular l’escolarització a la obligatorietat de rebre cap servei addicional.</text:span></text:p>
      <text:h text:style-name="P7" text:outline-level="1">Sol·licito</text:h>
      <text:p text:style-name="P2"><text:span text:style-name="T5">La intervenció de la Inspecció Educativa. </text:span></text:p>
      <text:p text:style-name="P2"><text:span text:style-name="T5">Els cobraments han de ser transparents i voluntaris, i en cap cas han de suposar que les famílies sufraguem les despeses de funcionament del centre educatiu, perquè és un servei públic gratuït i, per aquesta raó, és una necessitat econòmica que s’ha de cobrir amb fons públics.</text:span></text:p>
      <text:p text:style-name="P1"/>
      <text:p text:style-name="P5"/>
      <text:p text:style-name="P5">Adreça postal per la resposta: ............................................................................................................................</text:p>
      <text:p text:style-name="P5"/>
      <text:p text:style-name="P5"/>
      <text:p text:style-name="P5">A ............................., ........ de ..................... de .....................</text:p>
      <text:p text:style-name="P5"/>
      <text:p text:style-name="P5">Signatura................................................</text:p>
      <text:p text:style-name="P5"><text:span text:style-name="T7">Nom, cognoms i </text:span>DN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re Baskerville" svg:font-family="'Libre Baskerville'" style:font-pitch="variable"/>
    <style:font-face style:name="Libre Baskerville1" svg:font-family="'Libre Baskerville'" style:font-adornments="Negrita" style:font-pitch="variable"/>
    <style:font-face style:name="Libre Baskerville2" svg:font-family="'Libre Baskerville'"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re Baskerville2" fo:font-family="'Libre Baskerville'" style:font-style-name="Normal"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re Baskerville1" fo:font-family="'Libre Baskerville'" style:font-style-name="Negrita" style:font-pitch="variable" fo:font-size="60%"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09:09:51.686753662</meta:creation-date>
    <dc:date>2019-08-22T09:59:40.065949461</dc:date>
    <meta:editing-duration>PT39M35S</meta:editing-duration>
    <meta:editing-cycles>9</meta:editing-cycles>
    <meta:generator>LibreOffice/6.2.5.2$Linux_X86_64 LibreOffice_project/20$Build-2</meta:generator>
    <meta:document-statistic meta:table-count="0" meta:image-count="0" meta:object-count="0" meta:page-count="1" meta:paragraph-count="14" meta:word-count="203" meta:character-count="1872" meta:non-whitespace-character-count="1681"/>
  </office:meta>
</office:document-meta>
</file>